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iri" svg:font-family="Calibiri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 style:master-page-name="MP0">
      <style:paragraph-properties fo:margin-left="0.0098in" fo:margin-top="0in" fo:margin-bottom="0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  <style:text-properties officeooo:paragraph-rsid="000fe5e6"/>
    </style:style>
    <style:style style:name="P2" style:family="paragraph" style:parent-style-name="Normal">
      <style:paragraph-properties fo:margin-left="0.0098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fe5e6"/>
    </style:style>
    <style:style style:name="P3" style:family="paragraph" style:parent-style-name="Normal">
      <style:paragraph-properties fo:margin-left="0in" fo:margin-right="1.9937in" fo:margin-top="0in" fo:margin-bottom="0.1189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201ba1"/>
    </style:style>
    <style:style style:name="P4" style:family="paragraph" style:parent-style-name="Title">
      <style:paragraph-properties fo:text-align="start" style:justify-single-word="false"/>
      <style:text-properties style:font-name="Calibri2" fo:font-size="11pt" style:text-underline-style="solid" style:text-underline-width="auto" style:text-underline-color="font-color" style:font-size-asian="11pt" style:font-name-complex="Calibri3" style:font-size-complex="11pt"/>
    </style:style>
    <style:style style:name="P5" style:family="paragraph" style:parent-style-name="Title">
      <style:paragraph-properties fo:text-align="start" style:justify-single-word="false"/>
    </style:style>
    <style:style style:name="P6" style:family="paragraph" style:parent-style-name="Standard">
      <style:paragraph-properties fo:margin-left="0.1772in"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1" fo:font-size="11pt" style:text-underline-style="solid" style:text-underline-width="auto" style:text-underline-color="font-color" fo:font-weight="bold" officeooo:paragraph-rsid="001965b2" style:font-size-asian="11pt" style:font-weight-asian="bold" style:font-name-complex="Calibri3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965b2"/>
    </style:style>
    <style:style style:name="P9" style:family="paragraph" style:parent-style-name="List_20_2">
      <style:paragraph-properties fo:margin-top="0in" fo:margin-bottom="0in" style:contextual-spacing="false"/>
    </style:style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2"/>
    <style:style style:name="P14" style:family="paragraph" style:parent-style-name="Standard">
      <style:paragraph-properties fo:margin-top="0in" fo:margin-bottom="0.0693in" style:contextual-spacing="false" fo:line-height="115%"/>
      <style:text-properties fo:color="#000000" loext:opacity="100%" style:font-name="Calibri1" fo:font-weight="bold" style:font-weight-asian="bold" style:font-name-complex="Calibri3" style:font-weight-complex="bold"/>
    </style:style>
    <style:style style:name="P15" style:family="paragraph" style:parent-style-name="Standard">
      <style:paragraph-properties fo:margin-top="0in" fo:margin-bottom="0.0693in" style:contextual-spacing="false" fo:line-height="115%"/>
    </style:style>
    <style:style style:name="P16" style:family="paragraph" style:parent-style-name="Standard">
      <style:paragraph-properties fo:margin-top="0in" fo:margin-bottom="0.0693in" style:contextual-spacing="false" fo:line-height="115%"/>
      <style:text-properties officeooo:paragraph-rsid="0011355f"/>
    </style:style>
    <style:style style:name="P17" style:family="paragraph" style:parent-style-name="Standard">
      <style:paragraph-properties fo:margin-top="0in" fo:margin-bottom="0.0693in" style:contextual-spacing="false" fo:line-height="115%"/>
      <style:text-properties officeooo:paragraph-rsid="000fe5e6"/>
    </style:style>
    <style:style style:name="P18" style:family="paragraph" style:parent-style-name="Standard">
      <style:paragraph-properties fo:margin-top="0in" fo:margin-bottom="0.0693in" style:contextual-spacing="false" fo:line-height="115%"/>
      <style:text-properties fo:font-size="14pt" officeooo:rsid="001463e9" officeooo:paragraph-rsid="001463e9" style:font-size-asian="14pt" style:font-size-complex="14pt"/>
    </style:style>
    <style:style style:name="P19" style:family="paragraph" style:parent-style-name="Standard">
      <style:paragraph-properties fo:margin-top="0in" fo:margin-bottom="0.0693in" style:contextual-spacing="false" fo:line-height="115%"/>
      <style:text-properties officeooo:rsid="001463e9" officeooo:paragraph-rsid="001463e9"/>
    </style:style>
    <style:style style:name="P20" style:family="paragraph" style:parent-style-name="Heading_20_1">
      <style:paragraph-properties fo:margin-left="-0.0035in" fo:margin-top="0in" fo:margin-bottom="0.0626in" style:contextual-spacing="false">
        <style:tab-stops/>
      </style:paragraph-properties>
      <style:text-properties officeooo:paragraph-rsid="00162b08"/>
    </style:style>
    <style:style style:name="P21" style:family="paragraph" style:parent-style-name="Normal">
      <style:paragraph-properties fo:margin-left="-0.0035in" fo:margin-top="0in" fo:margin-bottom="0.0626in" style:contextual-spacing="false">
        <style:tab-stops/>
      </style:paragraph-properties>
      <style:text-properties officeooo:rsid="001e9d3b" officeooo:paragraph-rsid="001e9d3b"/>
    </style:style>
    <style:style style:name="P22" style:family="paragraph" style:parent-style-name="Heading_20_1" style:list-style-name="">
      <style:paragraph-properties fo:margin-left="-0.0035in" fo:margin-top="0in" fo:margin-bottom="0.0626in" style:contextual-spacing="false">
        <style:tab-stops/>
      </style:paragraph-properties>
      <style:text-properties fo:color="#000000" loext:opacity="100%" style:font-name="Calibiri" fo:font-weight="bold" officeooo:rsid="00162b08" officeooo:paragraph-rsid="00162b08" style:font-weight-asian="bold" style:font-name-complex="Calibri3" style:font-weight-complex="bold"/>
    </style:style>
    <style:style style:name="P23" style:family="paragraph" style:parent-style-name="Normal" style:list-style-name="L3">
      <style:paragraph-properties fo:margin-top="0in" fo:margin-bottom="0.0626in" style:contextual-spacing="false">
        <style:tab-stops/>
      </style:paragraph-properties>
      <style:text-properties fo:color="#000000" loext:opacity="100%" style:font-name="Times New Roman" fo:font-size="12pt" fo:font-weight="normal" officeooo:paragraph-rsid="001813cb" style:font-size-asian="12pt" style:font-weight-asian="normal" style:font-name-complex="Calibri3" style:font-size-complex="12pt" style:font-weight-complex="normal"/>
    </style:style>
    <style:style style:name="P24" style:family="paragraph" style:parent-style-name="Normal">
      <style:paragraph-properties fo:margin-left="-0.0035in" fo:margin-top="0in" fo:margin-bottom="0.0626in" style:contextual-spacing="false">
        <style:tab-stops/>
      </style:paragraph-properties>
      <style:text-properties style:font-name="Times New Roman" fo:font-size="12pt" fo:font-weight="normal" officeooo:paragraph-rsid="001813cb" style:font-size-asian="12pt" style:font-weight-asian="normal" style:font-size-complex="12pt" style:font-weight-complex="normal"/>
    </style:style>
    <style:style style:name="P25" style:family="paragraph" style:parent-style-name="Normal">
      <style:paragraph-properties fo:margin-left="-0.0035in" fo:margin-top="0in" fo:margin-bottom="0.0626in" style:contextual-spacing="false">
        <style:tab-stops/>
      </style:paragraph-properties>
      <style:text-properties fo:color="#000000" loext:opacity="100%" style:font-name="Calibiri" fo:font-size="12pt" fo:font-weight="bold" officeooo:paragraph-rsid="00162b08" style:font-size-asian="12pt" style:font-weight-asian="bold" style:font-name-complex="Calibri3" style:font-size-complex="12pt" style:font-weight-complex="bold"/>
    </style:style>
    <style:style style:name="P26" style:family="paragraph" style:parent-style-name="Normal">
      <style:paragraph-properties fo:margin-left="-0.0035in" fo:margin-top="0in" fo:margin-bottom="0.0626in" style:contextual-spacing="false">
        <style:tab-stops/>
      </style:paragraph-properties>
      <style:text-properties officeooo:paragraph-rsid="00162b08"/>
    </style:style>
    <style:style style:name="P27" style:family="paragraph" style:parent-style-name="Heading_20_1" style:list-style-name="L4">
      <style:paragraph-properties fo:margin-left="0.0693in" fo:margin-top="0in" fo:margin-bottom="0.0957in" style:contextual-spacing="false" fo:text-indent="0in" style:auto-text-indent="false">
        <style:tab-stops/>
      </style:paragraph-properties>
      <style:text-properties officeooo:paragraph-rsid="00162b08"/>
    </style:style>
    <style:style style:name="P28" style:family="paragraph" style:parent-style-name="Normal" style:list-style-name="L4">
      <style:paragraph-properties fo:margin-top="0in" fo:margin-bottom="0.2984in" style:contextual-spacing="false" fo:line-height="115%" fo:text-align="start" style:justify-single-word="false"/>
      <style:text-properties style:font-name="Times New Roman" fo:font-size="12pt" officeooo:paragraph-rsid="001d729b" style:font-size-asian="12pt" style:font-size-complex="12pt"/>
    </style:style>
    <style:style style:name="P29" style:family="paragraph" style:parent-style-name="Normal" style:list-style-name="L5">
      <style:paragraph-properties fo:margin-right="0.1528in" fo:margin-top="0in" fo:margin-bottom="0.2984in" style:contextual-spacing="false" fo:line-height="115%" fo:text-align="start" style:justify-single-word="false" fo:text-indent="-0.3346in" style:auto-text-indent="false"/>
      <style:text-properties style:font-name="Times New Roman" fo:font-size="12pt" officeooo:paragraph-rsid="001adcc7" style:font-size-asian="12pt" style:font-size-complex="12pt"/>
    </style:style>
    <style:style style:name="P30" style:family="paragraph" style:parent-style-name="Heading_20_3" style:list-style-name=""/>
    <style:style style:name="P31" style:family="paragraph" style:parent-style-name="Text_20_body">
      <style:text-properties fo:font-weight="bold" officeooo:rsid="001adcc7" officeooo:paragraph-rsid="0026d747" style:font-weight-asian="bold" style:font-weight-complex="bold"/>
    </style:style>
    <style:style style:name="P32" style:family="paragraph" style:parent-style-name="Text_20_body" style:list-style-name="L6">
      <style:text-properties officeooo:paragraph-rsid="0026d747"/>
    </style:style>
    <style:style style:name="P33" style:family="paragraph" style:parent-style-name="Normal">
      <style:paragraph-properties fo:margin-top="0in" fo:margin-bottom="0.0957in" style:contextual-spacing="false" fo:text-indent="0in" style:auto-text-indent="false">
        <style:tab-stops/>
      </style:paragraph-properties>
      <style:text-properties fo:font-weight="normal" officeooo:rsid="001adcc7" officeooo:paragraph-rsid="00162b08" style:font-weight-asian="normal" style:font-weight-complex="normal"/>
    </style:style>
    <style:style style:name="P34" style:family="paragraph" style:parent-style-name="Normal">
      <style:paragraph-properties fo:margin-top="0in" fo:margin-bottom="0.0957in" style:contextual-spacing="false" fo:text-indent="0in" style:auto-text-indent="false">
        <style:tab-stops/>
      </style:paragraph-properties>
      <style:text-properties fo:color="#000000" loext:opacity="100%" style:font-name="Calibri1" fo:font-size="12pt" fo:font-weight="bold" officeooo:rsid="001c485d" officeooo:paragraph-rsid="001c485d" style:font-size-asian="12pt" style:font-weight-asian="bold" style:font-name-complex="Calibri3" style:font-size-complex="12pt" style:font-weight-complex="bold"/>
    </style:style>
    <style:style style:name="P35" style:family="paragraph" style:parent-style-name="Normal">
      <style:paragraph-properties fo:margin-top="0in" fo:margin-bottom="0.0957in" style:contextual-spacing="false" fo:text-indent="0in" style:auto-text-indent="false">
        <style:tab-stops/>
      </style:paragraph-properties>
      <style:text-properties fo:font-weight="normal" officeooo:rsid="001c485d" officeooo:paragraph-rsid="0026d747" style:font-weight-asian="normal" style:font-weight-complex="normal"/>
    </style:style>
    <style:style style:name="P36" style:family="paragraph" style:parent-style-name="Normal" style:list-style-name="L7">
      <style:paragraph-properties fo:margin-top="0in" fo:margin-bottom="0.0957in" style:contextual-spacing="false">
        <style:tab-stops/>
      </style:paragraph-properties>
      <style:text-properties officeooo:paragraph-rsid="0026d747"/>
    </style:style>
    <style:style style:name="P37" style:family="paragraph" style:parent-style-name="Normal">
      <style:paragraph-properties fo:margin-top="0in" fo:margin-bottom="0.0957in" style:contextual-spacing="false" fo:text-indent="0in" style:auto-text-indent="false">
        <style:tab-stops/>
      </style:paragraph-properties>
      <style:text-properties fo:font-weight="normal" officeooo:rsid="001c485d" officeooo:paragraph-rsid="001c485d" style:font-weight-asian="normal" style:font-weight-complex="normal"/>
    </style:style>
    <style:style style:name="P38" style:family="paragraph" style:parent-style-name="Normal">
      <style:paragraph-properties fo:margin-top="0in" fo:margin-bottom="0.0957in" style:contextual-spacing="false" fo:text-indent="0in" style:auto-text-indent="false">
        <style:tab-stops/>
      </style:paragraph-properties>
      <style:text-properties officeooo:paragraph-rsid="002786af"/>
    </style:style>
    <style:style style:name="P39" style:family="paragraph" style:parent-style-name="Normal" style:list-style-name="L8">
      <style:paragraph-properties fo:margin-top="0in" fo:margin-bottom="0.0957in" style:contextual-spacing="false">
        <style:tab-stops/>
      </style:paragraph-properties>
      <style:text-properties fo:color="#000000" loext:opacity="100%" style:font-name="Calibri1" fo:font-size="12pt" fo:font-weight="bold" officeooo:rsid="001c485d" officeooo:paragraph-rsid="002786af" style:font-size-asian="12pt" style:font-weight-asian="bold" style:font-name-complex="Calibri3" style:font-size-complex="12pt" style:font-weight-complex="bold"/>
    </style:style>
    <style:style style:name="P40" style:family="paragraph" style:parent-style-name="Normal" style:list-style-name="L8">
      <style:paragraph-properties fo:margin-top="0in" fo:margin-bottom="0.0957in" style:contextual-spacing="false">
        <style:tab-stops/>
      </style:paragraph-properties>
      <style:text-properties officeooo:paragraph-rsid="002786af"/>
    </style:style>
    <style:style style:name="P41" style:family="paragraph" style:parent-style-name="Normal" style:list-style-name="L8">
      <style:paragraph-properties fo:margin-top="0in" fo:margin-bottom="0.0957in" style:contextual-spacing="false">
        <style:tab-stops/>
      </style:paragraph-properties>
      <style:text-properties style:font-name="Times New Roman" fo:font-size="12pt" officeooo:paragraph-rsid="002786af" style:font-size-asian="12pt" style:font-size-complex="12pt"/>
    </style:style>
    <style:style style:name="P42" style:family="paragraph" style:parent-style-name="List_20_Paragraph" style:list-style-name="WWNum10">
      <style:paragraph-properties fo:margin-top="0in" fo:margin-bottom="0in" style:contextual-spacing="true" fo:text-align="justify" style:justify-single-word="false" fo:orphans="0" fo:widows="0"/>
      <style:text-properties style:font-name="Times New Roman" fo:font-size="12pt" officeooo:paragraph-rsid="002786af" style:font-size-asian="12pt" style:font-size-complex="12pt"/>
    </style:style>
    <style:style style:name="P43" style:family="paragraph" style:parent-style-name="List_20_Paragraph" style:list-style-name="WWNum10">
      <style:paragraph-properties fo:margin-top="0in" fo:margin-bottom="0in" style:contextual-spacing="true" fo:text-align="justify" style:justify-single-word="false" fo:orphans="0" fo:widows="0"/>
      <style:text-properties style:font-name="Times New Roman" fo:font-size="12pt" style:font-size-asian="12pt" style:font-size-complex="12pt"/>
    </style:style>
    <style:style style:name="P44" style:family="paragraph" style:parent-style-name="Text_20_body" style:list-style-name="WWNum10">
      <style:paragraph-properties fo:margin-top="0in" fo:margin-bottom="0in" style:contextual-spacing="true" fo:text-align="justify" style:justify-single-word="false" fo:orphans="0" fo:widows="0"/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L9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46" style:family="paragraph" style:parent-style-name="Text_20_body" style:list-style-name="L9">
      <style:text-properties style:font-name="Times New Roman" fo:font-size="12pt" style:font-size-asian="12pt" style:font-size-complex="12pt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Calibri1" style:font-name-complex="Calibri3"/>
    </style:style>
    <style:style style:name="P49" style:family="paragraph" style:parent-style-name="Standard">
      <style:paragraph-properties fo:margin-top="0in" fo:margin-bottom="0.0693in" style:contextual-spacing="false" fo:line-height="100%"/>
    </style:style>
    <style:style style:name="P50" style:family="paragraph" style:parent-style-name="Standard">
      <style:paragraph-properties fo:margin-top="0in" fo:margin-bottom="0.0693in" style:contextual-spacing="false" fo:line-height="100%"/>
      <style:text-properties style:font-name="Calibri1" style:font-name-complex="Calibri3"/>
    </style:style>
    <style:style style:name="P51" style:family="paragraph" style:parent-style-name="Heading_20_3">
      <style:text-properties style:font-name="Calibri1" style:font-name-complex="Calibri3"/>
    </style:style>
    <style:style style:name="P52" style:family="paragraph" style:parent-style-name="Standard">
      <style:text-properties style:font-name="Calibri1" style:font-name-complex="Calibri3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6f305" style:font-size-asian="12pt"/>
    </style:style>
    <style:style style:name="T4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80" loext:opacity="100%" style:font-name="Calibri1" fo:font-weight="bold" style:text-underline-mode="continuous" style:text-overline-mode="continuous" style:text-line-through-mode="continuous" style:font-weight-asian="bold" style:font-size-complex="14pt" style:font-weight-complex="bold"/>
    </style:style>
    <style:style style:name="T6" style:family="text">
      <style:text-properties style:font-name="Calibri1" style:text-underline-style="solid" style:text-underline-width="auto" style:text-underline-color="#000000" fo:font-weight="bold" style:text-underline-mode="continuous" style:text-overline-mode="continuous" style:text-line-through-mode="continuous" style:font-weight-asian="bold" style:font-size-complex="14pt" style:font-weight-complex="bold"/>
    </style:style>
    <style:style style:name="T7" style:family="text">
      <style:text-properties style:font-name="Calibri1" fo:font-size="14pt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8" style:family="text">
      <style:text-properties style:font-name="Calibri1" fo:font-size="11pt" style:text-underline-style="solid" style:text-underline-width="auto" style:text-underline-color="font-color" style:font-size-asian="11pt" style:font-name-complex="Calibri3" style:font-size-complex="11pt"/>
    </style:style>
    <style:style style:name="T9" style:family="text">
      <style:text-properties style:font-name="Calibri1" fo:font-size="11pt" style:font-size-asian="11pt" style:font-name-complex="Calibri3" style:font-size-complex="11pt"/>
    </style:style>
    <style:style style:name="T10" style:family="text">
      <style:text-properties fo:background-color="#ffffff" loext:char-shading-value="0" style:font-name-complex="Calibri3"/>
    </style:style>
    <style:style style:name="T11" style:family="text">
      <style:text-properties officeooo:rsid="001adcc7" fo:background-color="#ffffff" loext:char-shading-value="0" style:font-name-complex="Calibri3"/>
    </style:style>
    <style:style style:name="T12" style:family="text">
      <style:text-properties officeooo:rsid="0026d747" fo:background-color="#ffffff" loext:char-shading-value="0" style:font-name-complex="Calibri3"/>
    </style:style>
    <style:style style:name="T13" style:family="text">
      <style:text-properties fo:font-weight="bold" fo:background-color="#ffffff" loext:char-shading-value="0" style:font-weight-asian="bold" style:font-name-complex="Calibri3"/>
    </style:style>
    <style:style style:name="T14" style:family="text">
      <style:text-properties fo:font-weight="bold" officeooo:rsid="001adcc7" fo:background-color="#ffffff" loext:char-shading-value="0" style:font-weight-asian="bold" style:font-name-complex="Calibri3"/>
    </style:style>
    <style:style style:name="T15" style:family="text">
      <style:text-properties style:font-name="Times New Roman" fo:font-size="12pt" fo:font-weight="normal" style:font-size-asian="12pt" style:font-weight-asian="normal" style:font-name-complex="Calibri3" style:font-size-complex="12pt" style:font-weight-complex="normal"/>
    </style:style>
    <style:style style:name="T16" style:family="text">
      <style:text-properties style:font-name="Times New Roman" fo:font-size="12pt" fo:font-weight="normal" officeooo:rsid="001d729b" style:font-size-asian="12pt" style:font-weight-asian="normal" style:font-name-complex="Calibri3" style:font-size-complex="12pt" style:font-weight-complex="normal"/>
    </style:style>
    <style:style style:name="T17" style:family="text">
      <style:text-properties style:font-name="Times New Roman" fo:font-size="12pt" fo:font-weight="normal" officeooo:rsid="001463e9" style:font-size-asian="12pt" style:font-weight-asian="normal" style:font-name-complex="Calibri3" style:font-size-complex="12pt" style:font-weight-complex="normal"/>
    </style:style>
    <style:style style:name="T18" style:family="text">
      <style:text-properties style:font-name="Times New Roman" fo:font-size="12pt" fo:font-weight="normal" officeooo:rsid="000fe5e6" style:font-size-asian="12pt" style:font-weight-asian="normal" style:font-name-complex="Calibri3" style:font-size-complex="12pt" style:font-weight-complex="normal"/>
    </style:style>
    <style:style style:name="T19" style:family="text">
      <style:text-properties style:font-name="Calibri1" fo:font-size="11pt" style:font-name-asian="Calibri3" style:font-size-asian="11pt" style:font-name-complex="Calibri3" style:font-size-complex="11pt"/>
    </style:style>
    <style:style style:name="T20" style:family="text">
      <style:text-properties fo:color="#000000" loext:opacity="100%" style:font-name="Calibri1" fo:font-weight="bold" style:font-weight-asian="bold" style:font-name-complex="Calibri3" style:font-weight-complex="bold"/>
    </style:style>
    <style:style style:name="T21" style:family="text">
      <style:text-properties style:font-name="Calibri1" style:font-name-complex="Calibri3"/>
    </style:style>
    <style:style style:name="T22" style:family="text">
      <style:text-properties fo:color="#000000" loext:opacity="100%" style:font-name="Calibri1" fo:font-weight="bold" officeooo:rsid="000fe5e6" style:font-weight-asian="bold" style:font-name-complex="Calibri3" style:font-weight-complex="bold"/>
    </style:style>
    <style:style style:name="T23" style:family="text">
      <style:text-properties fo:color="#000000" loext:opacity="100%" style:font-name="Calibri1" fo:font-weight="bold" officeooo:rsid="0011355f" style:font-weight-asian="bold" style:font-name-complex="Calibri3" style:font-weight-complex="bold"/>
    </style:style>
    <style:style style:name="T24" style:family="text">
      <style:text-properties fo:color="#000000" loext:opacity="100%" style:font-name="Calibri1" fo:font-weight="bold" officeooo:rsid="0024e915" style:font-weight-asian="bold" style:font-name-complex="Calibri3" style:font-weight-complex="bold"/>
    </style:style>
    <style:style style:name="T25" style:family="text">
      <style:text-properties fo:color="#000000" loext:opacity="100%" style:font-name="Calibri1" fo:font-weight="bold" officeooo:rsid="001a5dd1" style:font-weight-asian="bold" style:font-name-complex="Calibri3" style:font-weight-complex="bold"/>
    </style:style>
    <style:style style:name="T26" style:family="text">
      <style:text-properties fo:color="#000000" loext:opacity="100%" style:font-name="Calibri1" fo:font-weight="bold" officeooo:rsid="0013039b" style:font-weight-asian="bold" style:font-name-complex="Calibri3" style:font-weight-complex="bold"/>
    </style:style>
    <style:style style:name="T27" style:family="text">
      <style:text-properties officeooo:rsid="00162b08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-complex="Calibri3"/>
    </style:style>
    <style:style style:name="T30" style:family="text">
      <style:text-properties fo:color="#000000" loext:opacity="100%" style:font-name="Calibiri" fo:font-weight="bold" style:font-weight-asian="bold" style:font-name-complex="Calibri3" style:font-weight-complex="bold"/>
    </style:style>
    <style:style style:name="T31" style:family="text">
      <style:text-properties officeooo:rsid="001a5dd1"/>
    </style:style>
    <style:style style:name="T32" style:family="text">
      <style:text-properties fo:font-size="12pt" fo:font-weight="bold" officeooo:rsid="001965b2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adcc7" style:font-size-asian="12pt" style:font-weight-asian="bold" style:font-size-complex="12pt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font-name="Times New Roman" fo:font-size="12pt" fo:font-weight="normal" officeooo:rsid="001813cb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font-weight="normal" officeooo:rsid="00278ff0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Calibri1" fo:font-size="12pt" fo:font-weight="bold" style:font-size-asian="12pt" style:font-weight-asian="bold" style:font-name-complex="Calibri3" style:font-size-complex="12pt" style:font-weight-complex="bold"/>
    </style:style>
    <style:style style:name="T38" style:family="text">
      <style:text-properties fo:color="#000000" loext:opacity="100%" style:font-name="Calibri1" fo:font-size="12pt" fo:font-weight="bold" officeooo:rsid="001d729b" style:font-size-asian="12pt" style:font-weight-asian="bold" style:font-name-complex="Calibri3" style:font-size-complex="12pt" style:font-weight-complex="bold"/>
    </style:style>
    <style:style style:name="T39" style:family="text">
      <style:text-properties fo:color="#000000" loext:opacity="100%" style:font-name="Times New Roman" fo:font-size="12pt" fo:font-weight="normal" officeooo:rsid="001d729b" style:font-size-asian="12pt" style:font-weight-asian="normal" style:font-name-complex="Calibri3" style:font-size-complex="12pt" style:font-weight-complex="normal"/>
    </style:style>
    <style:style style:name="T40" style:family="text">
      <style:text-properties fo:color="#000000" loext:opacity="100%" style:font-name="Calibri1" fo:font-size="12pt" fo:font-weight="bold" officeooo:rsid="001c485d" style:font-size-asian="12pt" style:font-weight-asian="bold" style:font-name-complex="Calibri3" style:font-size-complex="12pt" style:font-weight-complex="bold"/>
    </style:style>
    <style:style style:name="T41" style:family="text">
      <style:text-properties style:font-name="Calibri1" fo:font-size="14pt" fo:language="en" fo:country="US" fo:font-weight="bold" style:font-size-asian="14pt" style:font-weight-asian="bold" style:font-name-complex="Calibri3" style:font-size-complex="14pt"/>
    </style:style>
    <style:style style:name="T42" style:family="text">
      <style:text-properties fo:language="en" fo:country="US" style:font-name-complex="Calibri3"/>
    </style:style>
    <style:style style:name="T43" style:family="text">
      <style:text-properties fo:color="#000000" loext:opacity="100%" style:font-name="Calibri1" fo:font-size="10pt" fo:font-weight="bold" style:font-size-asian="10pt" style:font-weight-asian="bold" style:font-name-complex="Calibri3" style:font-size-complex="10pt" style:font-weight-complex="bold"/>
    </style:style>
    <style:style style:name="T44" style:family="text">
      <style:text-properties fo:color="#212121" loext:opacity="100%" style:font-name="Calibri1" fo:font-weight="bold" style:font-weight-asian="bold" style:font-name-complex="Calibri3" style:font-weight-complex="bold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officeooo:rsid="0013039b"/>
    </style:style>
    <style:style style:name="T47" style:family="text">
      <style:text-properties fo:color="#ffffff" loext:opacity="100%" style:font-name="Calibri1" fo:font-weight="bold" style:font-weight-asian="bold" style:font-name-complex="Calibri3" style:font-weight-complex="bold"/>
    </style:style>
    <style:style style:name="T48" style:family="text">
      <style:text-properties fo:color="#000000" loext:opacity="100%" style:font-name="Times New Roman" style:font-name-complex="Calibri3"/>
    </style:style>
    <style:style style:name="T49" style:family="text">
      <style:text-properties fo:color="#000000" loext:opacity="100%" style:font-name="Times New Roman" officeooo:rsid="001c485d" style:font-name-complex="Calibri3"/>
    </style:style>
    <style:style style:name="T50" style:family="text">
      <style:text-properties fo:color="#000000" loext:opacity="100%" style:font-name="Times New Roman" officeooo:rsid="0013039b" style:font-name-complex="Calibri3"/>
    </style:style>
    <style:style style:name="T51" style:family="text">
      <style:text-properties fo:font-weight="bold" officeooo:rsid="001e3d08" style:font-weight-asian="bold" style:font-weight-complex="bold"/>
    </style:style>
    <style:style style:name="T52" style:family="text">
      <style:text-properties style:font-name="Times New Roman" fo:font-weight="normal" officeooo:rsid="001e3d08" style:font-weight-asian="normal" style:font-weight-complex="normal"/>
    </style:style>
    <style:style style:name="T53" style:family="text">
      <style:text-properties style:font-name="Times New Roman" fo:font-weight="normal" officeooo:rsid="002786af" style:font-weight-asian="normal" style:font-weight-complex="normal"/>
    </style:style>
    <style:style style:name="T54" style:family="text">
      <style:text-properties fo:font-weight="normal" officeooo:rsid="001e3d08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366in" fo:text-indent="-0.25in" fo:margin-left="0.73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866in" fo:text-indent="-0.25in" fo:margin-left="0.98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366in" fo:text-indent="-0.25in" fo:margin-left="1.23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866in" fo:text-indent="-0.25in" fo:margin-left="1.48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366in" fo:text-indent="-0.25in" fo:margin-left="1.73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866in" fo:text-indent="-0.25in" fo:margin-left="1.98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366in" fo:text-indent="-0.25in" fo:margin-left="2.23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866in" fo:text-indent="-0.25in" fo:margin-left="2.48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366in" fo:text-indent="-0.25in" fo:margin-left="2.73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866in" fo:text-indent="-0.25in" fo:margin-left="2.9866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margin-left="0.4244in"/>
        </style:list-level-properties>
        <style:text-properties style:font-name="Open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0.9374in"/>
        </style:list-level-properties>
        <style:text-properties style:font-name="Aria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1.4374in"/>
        </style:list-level-properties>
        <style:text-properties style:font-name="Aria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1.9374in"/>
        </style:list-level-properties>
        <style:text-properties style:font-name="Aria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2.4374in"/>
        </style:list-level-properties>
        <style:text-properties style:font-name="Aria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2.9374in"/>
        </style:list-level-properties>
        <style:text-properties style:font-name="Aria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3.4374in"/>
        </style:list-level-properties>
        <style:text-properties style:font-name="Aria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3.9374in"/>
        </style:list-level-properties>
        <style:text-properties style:font-name="Aria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4.4374in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margin-left="0.5528in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0.9673in"/>
        </style:list-level-properties>
        <style:text-properties style:font-name="Segoe UI 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1.4673in"/>
        </style:list-level-properties>
        <style:text-properties style:font-name="Segoe UI 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1.9673in"/>
        </style:list-level-properties>
        <style:text-properties style:font-name="Aria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2.4673in"/>
        </style:list-level-properties>
        <style:text-properties style:font-name="Segoe UI 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2.9673in"/>
        </style:list-level-properties>
        <style:text-properties style:font-name="Segoe UI 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3.4673in"/>
        </style:list-level-properties>
        <style:text-properties style:font-name="Aria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3.9673in"/>
        </style:list-level-properties>
        <style:text-properties style:font-name="Segoe UI 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4.4673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165in" fo:text-indent="-0.25in" fo:margin-left="0.51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665in" fo:text-indent="-0.25in" fo:margin-left="0.76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165in" fo:text-indent="-0.25in" fo:margin-left="1.01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665in" fo:text-indent="-0.25in" fo:margin-left="1.26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165in" fo:text-indent="-0.25in" fo:margin-left="1.51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665in" fo:text-indent="-0.25in" fo:margin-left="1.76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165in" fo:text-indent="-0.25in" fo:margin-left="2.01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665in" fo:text-indent="-0.25in" fo:margin-left="2.26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165in" fo:text-indent="-0.25in" fo:margin-left="2.51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665in" fo:text-indent="-0.25in" fo:margin-left="2.766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Sai V</text:span></text:span></text:p>
      <text:p text:style-name="P2"><text:span text:style-name="Default_20_Paragraph_20_Font"><text:span text:style-name="T2">AWS <text:s/></text:span></text:span><text:span text:style-name="Default_20_Paragraph_20_Font"><text:span text:style-name="T3">AZURE</text:span></text:span><text:span text:style-name="Default_20_Paragraph_20_Font"><text:span text:style-name="T2"> <text:s/>DEVOPS <text:s/>ENGINEER</text:span></text:span></text:p>
      <text:p text:style-name="P3"><text:span text:style-name="Default_20_Paragraph_20_Font"><text:span text:style-name="T4">Linkedin:</text:span></text:span><text:a xlink:type="simple" xlink:href="https://www.linkn.com/in/sai-vanapalli-592547268/" office:target-frame-name="_top" xlink:show="replace" text:style-name="Internet_20_link" text:visited-style-name="Visited_20_Internet_20_Link"><text:span text:style-name="Default_20_Paragraph_20_Font"><text:span text:style-name="T4"> </text:span></text:span><text:span text:style-name="Default_20_Paragraph_20_Font"><text:span text:style-name="T5"><text:s/>https://www.linkn.com/in/sai-vanapalli-592547268 /</text:span></text:span><text:span text:style-name="Default_20_Paragraph_20_Font"><text:span text:style-name="T6"> </text:span></text:span></text:a><text:span text:style-name="Default_20_Paragraph_20_Font"><text:span text:style-name="T7"><text:s/></text:span></text:span></text:p>
      <text:p text:style-name="P3"><text:span text:style-name="Default_20_Paragraph_20_Font"><text:span text:style-name="T4">GITHUB:</text:span></text:span><text:a xlink:type="simple" xlink:href="https://github.com/saivanapalli29" office:target-frame-name="_top" xlink:show="replace" text:style-name="Internet_20_link" text:visited-style-name="Visited_20_Internet_20_Link"><text:span text:style-name="Default_20_Paragraph_20_Font"><text:span text:style-name="T4"> </text:span></text:span><text:span text:style-name="Default_20_Paragraph_20_Font"><text:span text:style-name="T5"><text:s/>https://github.com/saivanapalli29 </text:span></text:span><text:span text:style-name="Default_20_Paragraph_20_Font"><text:span text:style-name="T6"><text:s/></text:span></text:span></text:a></text:p>
      <text:p text:style-name="P4" loext:marker-style-name="T8"/>
      <text:p text:style-name="P5" loext:marker-style-name="T9"><text:span text:style-name="T8">Profile Overview:</text:span><text:span text:style-name="T8"/></text:p>
      <text:p text:style-name="P6"><text:span text:style-name="T10">Having </text:span><text:span text:style-name="T11">3.</text:span><text:span text:style-name="T12">5</text:span><text:span text:style-name="T10"> + years of Experience in Implementing Organization </text:span><text:span text:style-name="T13">DevOps </text:span><text:span text:style-name="T10">strategy in various environments <text:s text:c="3"/>of </text:span><text:span text:style-name="T13">Linux</text:span><text:span text:style-name="T10"> and </text:span><text:span text:style-name="T13">windows</text:span><text:span text:style-name="T10"> servers along with adopting cloud strategies based on </text:span><text:span text:style-name="T14">AWS and AZURE</text:span><text:span text:style-name="T10">.</text:span></text:p>
      <text:p text:style-name="P7">Professional Profile: </text:p>
      <text:p text:style-name="P8"><text:span text:style-name="Strong_20_Emphasis"><text:span text:style-name="T15"><text:s text:c="3"/>Having </text:span></text:span><text:span text:style-name="Strong_20_Emphasis"><text:span text:style-name="T16">3 </text:span></text:span><text:span text:style-name="Strong_20_Emphasis"><text:span text:style-name="T15">+ years of experience in areas of Build / Release / EnvironmentManagement, releases for <text:s text:c="8"/>multiple <text:s/>Applications running on both Linux &amp; Windows based distributed Infrastructures. Software Configuration an</text:span></text:span><text:span text:style-name="Strong_20_Emphasis"><text:span text:style-name="T17">d </text:span></text:span><text:span text:style-name="Strong_20_Emphasis"><text:span text:style-name="T15">DevOps Methodologies with equal emphasis on supporting Java/</text:span></text:span><text:span text:style-name="Strong_20_Emphasis"><text:span text:style-name="T18">python</text:span></text:span><text:span text:style-name="Strong_20_Emphasis"><text:span text:style-name="T15"> applications and setting up and maintaining CI &amp; CD pipelines and delivering on AWS </text:span></text:span><text:span text:style-name="Strong_20_Emphasis"><text:span text:style-name="T17">and AZURE.</text:span></text:span></text:p>
      <text:p text:style-name="P9" loext:marker-style-name="T9"><text:span text:style-name="T19"><text:s text:c="6"/></text:span></text:p>
      <text:p text:style-name="P9" loext:marker-style-name="T9"><text:span text:style-name="T19"><text:s text:c="4"/></text:span><text:span text:style-name="Strong_20_Emphasis"><text:span text:style-name="T19">AWS Services:</text:span></text:span></text:p>
      <text:list text:style-name="L1">
        <text:list-item>
          <text:p text:style-name="P10">Assisting in automating cloud deployments using AWS services like EC2, S3, IAM, and CloudWatch.</text:p>
        </text:list-item>
        <text:list-item>
          <text:p text:style-name="P10">Creating and attaching RDS Databases such as PostgreSQL and MySQL to applications.</text:p>
        </text:list-item>
        <text:list-item>
          <text:p text:style-name="P10">Creating and managing users, groups, and roles and assigning roles to EC2 instances using IAM.</text:p>
        </text:list-item>
        <text:list-item>
          <text:p text:style-name="P10">Creating new resources in test environments using Terraform.</text:p>
        </text:list-item>
        <text:list-item>
          <text:p text:style-name="P10">Building infrastructure for quick deployment, running, and scaling of software in the cloud.</text:p>
        </text:list-item>
        <text:list-item>
          <text:p text:style-name="P10">Responsible for installing Jenkins master and slave nodes.</text:p>
        </text:list-item>
        <text:list-item>
          <text:p text:style-name="P10">Configured Git with Jenkins, scheduled jobs using POLL SCM, and enabled email notifications.</text:p>
        </text:list-item>
        <text:list-item>
          <text:p text:style-name="P10">Experienced with Apache Tomcat Server for web hosting.</text:p>
        </text:list-item>
        <text:list-item>
          <text:p text:style-name="P10">Hands-on experience with Maven for build automation.</text:p>
        </text:list-item>
        <text:list-item>
          <text:p text:style-name="P10">Used Ansible as a configuration management tool to deploy infrastructure across multiple environments.</text:p>
        </text:list-item>
        <text:list-item>
          <text:p text:style-name="P10">Writing and maintaining Dockerfiles, creating various microservices images, and managing containers in Docker Hub Registry.</text:p>
        </text:list-item>
        <text:list-item>
          <text:p text:style-name="P10"><text:soft-page-break/>Building Dockerfile and Docker Compose files for containerized applications.</text:p>
        </text:list-item>
        <text:list-item>
          <text:p text:style-name="P10">Worked with Docker Swarm, setting up manager and worker nodes, creating services and networks.</text:p>
        </text:list-item>
        <text:list-item>
          <text:p text:style-name="P10">Hands-on experience using Kubernetes for container orchestration, managing pods, services, deployments, replica sets, config maps, secrets, volumes, persistent volume claims, ingress, and namespaces.</text:p>
        </text:list-item>
        <text:list-item>
          <text:p text:style-name="P10">Developed DevOps workflows, CI/CD pipelines, and test automation.</text:p>
        </text:list-item>
        <text:list-item>
          <text:p text:style-name="P10">Responsible for deployments, monitoring, reporting, and patching.</text:p>
        </text:list-item>
        <text:list-item>
          <text:p text:style-name="P10">Complete documentation and procedures for installation and maintenance.</text:p>
        </text:list-item>
        <text:list-item>
          <text:p text:style-name="P11">Proficient in Linux system administration, including shell scripting, server management, and troubleshooting.</text:p>
        </text:list-item>
      </text:list>
      <text:h text:style-name="Heading_20_4" text:outline-level="4"><text:span text:style-name="Strong_20_Emphasis">Azure Services:</text:span></text:h>
      <text:list text:style-name="L2">
        <text:list-item>
          <text:p text:style-name="P12">Assisting in automating cloud deployments using Azure Virtual Machines, Blob Storage, and Monitor.</text:p>
        </text:list-item>
        <text:list-item>
          <text:p text:style-name="P12">Creating and managing Azure Kubernetes Service for containerized application orchestration.</text:p>
        </text:list-item>
        <text:list-item>
          <text:p text:style-name="P12">Creating and managing users, groups, and roles in Azure Active Directory and assigning role-based access.</text:p>
        </text:list-item>
        <text:list-item>
          <text:p text:style-name="P12">Creating new resources in test environments using Terraform for Azure.</text:p>
        </text:list-item>
        <text:list-item>
          <text:p text:style-name="P12">Building scalable cloud infrastructure using Azure Virtual Networks and Network Security Groups.</text:p>
        </text:list-item>
        <text:list-item>
          <text:p text:style-name="P12">Installing and configuring Azure DevOps pipelines for CI/CD automation.</text:p>
        </text:list-item>
        <text:list-item>
          <text:p text:style-name="P12">Configuring Azure Repos with Azure Pipelines for automated builds and deployments.</text:p>
        </text:list-item>
        <text:list-item>
          <text:p text:style-name="P12">Deploying Azure Functions and Logic Apps to automate cloud workflows and event-driven tasks.</text:p>
        </text:list-item>
        <text:list-item>
          <text:p text:style-name="P12">Writing and maintaining Dockerfiles for microservices and pushing images to Azure Container Registry.</text:p>
        </text:list-item>
        <text:list-item>
          <text:p text:style-name="P12">Deploying and managing containerized applications using Azure Kubernetes Service.</text:p>
        </text:list-item>
        <text:list-item>
          <text:p text:style-name="P12">Configuring Application Gateway and Azure Load Balancer for managing traffic and ensuring high availability.</text:p>
        </text:list-item>
        <text:list-item>
          <text:p text:style-name="P12">Setting up and managing Azure SQL and Cosmos DB for relational and NoSQL database solutions.</text:p>
        </text:list-item>
        <text:list-item>
          <text:p text:style-name="P12">Monitoring cloud resources using Azure Monitor, Log Analytics, and Application Insights.</text:p>
        </text:list-item>
        <text:list-item>
          <text:p text:style-name="P13">Responsible for patching, monitoring, and reporting cloud infrastructure health and performance.</text:p>
        </text:list-item>
      </text:list>
      <text:p text:style-name="P9" loext:marker-style-name="T9"><text:span text:style-name="T19"/></text:p>
      <text:p text:style-name="P14" loext:marker-style-name="T20"/>
      <text:p text:style-name="P15" loext:marker-style-name="T21"><text:soft-page-break/><text:span text:style-name="T22">PROFESSIONAL EXPERIENCE: </text:span></text:p>
      <text:p text:style-name="P16" loext:marker-style-name="T21"><text:span text:style-name="T22">❖ <text:s/></text:span><text:span text:style-name="T23">Techryver <text:s/>Hyderabad, India <text:s/>from: </text:span><text:span text:style-name="T24">Aug</text:span><text:span text:style-name="T23"> 2021 </text:span><text:span text:style-name="T25">May</text:span><text:span text:style-name="T23">-202</text:span><text:span text:style-name="T25">2</text:span></text:p>
      <text:p text:style-name="P17" loext:marker-style-name="T21"><text:span text:style-name="T23"><text:s text:c="6"/>Worked as a Cloud and DevOps Engineer</text:span></text:p>
      <text:p text:style-name="P17" loext:marker-style-name="T21"/>
      <text:p text:style-name="P16" loext:marker-style-name="T21"><text:span text:style-name="T22">❖ <text:s/></text:span><text:span text:style-name="T23">clarient <text:s/>Hyderabad ,india from: <text:s/></text:span><text:span text:style-name="T25">May</text:span><text:span text:style-name="T23">-202</text:span><text:span text:style-name="T25">2</text:span><text:span text:style-name="T23"> to </text:span><text:span text:style-name="T25">Nov</text:span><text:span text:style-name="T26"> 202</text:span><text:span text:style-name="T25">3</text:span></text:p>
      <text:p text:style-name="P16" loext:marker-style-name="T21"><text:span text:style-name="T26"><text:s text:c="6"/>Worked as DevOps Engineer</text:span></text:p>
      <text:p text:style-name="P16" loext:marker-style-name="T21"><text:span text:style-name="T26"/></text:p>
      <text:p text:style-name="P15" loext:marker-style-name="T21"><text:span text:style-name="T22">❖ Currently Worked as a Software Engineer in <text:s/>Ninesoftech, Hyderabad </text:span></text:p>
      <text:p text:style-name="P15" loext:marker-style-name="T21"><text:span text:style-name="T22">from </text:span><text:span text:style-name="T25">Dec</text:span><text:span text:style-name="T22"> 202</text:span><text:span text:style-name="T26">3</text:span><text:span text:style-name="T22"> to till now.</text:span></text:p>
      <text:p text:style-name="P15" loext:marker-style-name="T21"><text:span text:style-name="T22"/></text:p>
      <text:p text:style-name="P18"><text:span text:style-name="T22">P</text:span><text:span text:style-name="T20">rojects:</text:span></text:p>
      <text:p text:style-name="P19" loext:marker-style-name="T21"><text:span text:style-name="T20"/></text:p>
      <text:h text:style-name="P20" text:outline-level="1"><text:span text:style-name="T27"><text:s text:c="2"/>Project</text:span> - <text:span text:style-name="T27">1 : </text:span>Taoshi Dashboard</text:h>
      <text:p text:style-name="P21"><text:s text:c="2"/><text:span text:style-name="T28">Client : Taoshi</text:span></text:p>
      <text:h text:style-name="P22" text:outline-level="1"><text:s text:c="2"/></text:h>
      <text:list text:style-name="L3">
        <text:list-item>
          <text:p text:style-name="P23">Deployed and managed a cryptocurrency trading/mining project, integrating performance tracking for BTC and ETH positions, orders, and ROI analysis.</text:p>
        </text:list-item>
      </text:list>
      <text:p text:style-name="P24"><text:span text:style-name="T29"/></text:p>
      <text:list text:continue-numbering="true" text:style-name="L3">
        <text:list-item>
          <text:p text:style-name="P23"><text:s text:c="4"/>Implemented CI/CD pipeline using Git (version control), Git hub Actions (cicd), Docker (containerization), ECR (Container registry), AWS App runner (Deploy backend), AWS Amplify (Frontend).</text:p>
        </text:list-item>
      </text:list>
      <text:p text:style-name="P25"><text:s text:c="5"/></text:p>
      <text:p text:style-name="P26"><text:span text:style-name="T30"/></text:p>
      <text:list text:style-name="L4">
        <text:list-header>
          <text:h text:style-name="P27" text:outline-level="1"><text:span text:style-name="T27">Project - 2 : </text:span><text:span text:style-name="T31">Travel Portal</text:span></text:h>
          <text:h text:style-name="P27" text:outline-level="1"><text:span text:style-name="T27">Client : </text:span><text:s text:c="4"/><text:span text:style-name="T27">Vihari Cabs</text:span> <text:s/></text:h>
        </text:list-header>
        <text:list-item>
          <text:p text:style-name="P28"><text:s text:c="5"/>Successfully deployed a web application for Vihari Cabs, offering streamlined booking solutions for one-way and round-trip journeys, featuring popular destinations, 24/7 road <text:s text:c="2"/>assistance, and luxury travel options. Enhanced user experience with features like free pickup/drop-off services,costeffective pricing, and a curated selection of premium vehicles.</text:p>
        </text:list-item>
      </text:list>
      <text:list text:style-name="L5">
        <text:list-item>
          <text:p text:style-name="P29"><text:soft-page-break/><text:s/>Deployed this travel booking platform using Git, Jenkins, Docker, EC2, and Docker Swarm for CI/CD, <text:s text:c="6"/>scalability, and container orchestration. Successfully deployed a web application for Vihari Cabs, offering <text:s text:c="3"/>streamlined booking solutions for one-way and round-trip journeys, featuring popular destinations, 24/7 road assistance, and luxury travel options. Enhanced user experience with features like free pickup/drop-off services, cost-effective pricing, and a curated selection of premium vehicles.</text:p>
        </text:list-item>
      </text:list>
      <text:h text:style-name="P30" text:outline-level="3"><text:span text:style-name="T32"/></text:h>
      <text:h text:style-name="P30" text:outline-level="3"><text:span text:style-name="T32"><text:s/></text:span><text:span text:style-name="T33">Project – 3 : TIB</text:span></text:h>
      <text:p text:style-name="P31"><text:span text:style-name="T34"><text:s/>Client : TIB <text:s/>UK</text:span></text:p>
      <text:list text:style-name="L6">
        <text:list-item>
          <text:p text:style-name="P32"><text:span text:style-name="T35">Deployed a </text:span><text:span text:style-name="T36">C</text:span><text:span text:style-name="T35">ybersecurity web application on Azure using GitHub Actions, Docker, and Azure Container Apps. Implemented CI/CD pipelines for automated builds, containerized deployment, and scalable cloud infrastructure.</text:span></text:p>
        </text:list-item>
      </text:list>
      <text:p text:style-name="P33"><text:span text:style-name="T37"/></text:p>
      <text:p text:style-name="P34">Project – 4 : Mahabharat</text:p>
      <text:p text:style-name="P35"><text:span text:style-name="T37">Client: Iskon </text:span><text:span text:style-name="T38">Temple Haridwar</text:span></text:p>
      <text:list text:style-name="L7">
        <text:list-item>
          <text:p text:style-name="P36"><text:span text:style-name="T39">Deployed the </text:span><text:span text:style-name="Strong_20_Emphasis"><text:span text:style-name="T39">Mahabharat project</text:span></text:span><text:span text:style-name="T39"> using </text:span><text:span text:style-name="Strong_20_Emphasis"><text:span text:style-name="T39">Jenkins CI/CD</text:span></text:span><text:span text:style-name="T39">, automating builds and deployments with </text:span><text:span text:style-name="Strong_20_Emphasis"><text:span text:style-name="T39">Docker Compose</text:span></text:span><text:span text:style-name="T39">. Managed source control with </text:span><text:span text:style-name="Strong_20_Emphasis"><text:span text:style-name="T39">GitHub</text:span></text:span><text:span text:style-name="T39">, containerized services with </text:span><text:span text:style-name="Strong_20_Emphasis"><text:span text:style-name="T39">Docker</text:span></text:span><text:span text:style-name="T39">, and ensured code quality using </text:span><text:span text:style-name="Strong_20_Emphasis"><text:span text:style-name="T39">SonarQube</text:span></text:span><text:span text:style-name="T39">, optimizing deployment efficiency and maintaining high code standards.</text:span></text:p>
        </text:list-item>
      </text:list>
      <text:p text:style-name="P37"><text:span text:style-name="T38"/></text:p>
      <text:p text:style-name="P38"><text:span text:style-name="T40">My Organisation Own Products:</text:span></text:p>
      <text:list text:style-name="L8">
        <text:list-item>
          <text:p text:style-name="P39">Social-Media-Management-Application</text:p>
        </text:list-item>
        <text:list-item>
          <text:p text:style-name="P39">Ecommerce</text:p>
        </text:list-item>
        <text:list-item>
          <text:p text:style-name="P40"><text:span text:style-name="T40">Trudesk-we</text:span></text:p>
        </text:list-item>
      </text:list>
      <text:p text:style-name="P38"><text:span text:style-name="T41"/></text:p>
      <text:p text:style-name="P38"><text:span text:style-name="T41"/></text:p>
      <text:p text:style-name="P38"><text:span text:style-name="T41">Roles &amp; Responsibilities:-</text:span></text:p>
      <text:list text:continue-numbering="true" text:style-name="L8">
        <text:list-item>
          <text:p text:style-name="P41"><text:span text:style-name="T42">Hands-on experience in Amazon Web Services (AWS) and Worked as a part of AWS build </text:span><text:soft-page-break/><text:span text:style-name="T42">team.</text:span></text:p>
        </text:list-item>
      </text:list>
      <text:list xml:id="list2815119533" text:style-name="WWNum10">
        <text:list-item>
          <text:p text:style-name="P42"><text:span text:style-name="T42">Designed and implemented Continuous Integration process using tools like Jenkins with approval from development and other affected teams. Manage Build and Release requests using Jenkins.</text:span></text:p>
        </text:list-item>
        <text:list-item>
          <text:p text:style-name="P43"><text:span text:style-name="T42">Creating CI/CD pipelines by integrating source control tools GIT, Build tools like Maven, CI tool like Jenkins and Deployment automation tool like Ansible.</text:span></text:p>
        </text:list-item>
        <text:list-item>
          <text:p text:style-name="P43"><text:span text:style-name="T42">Maintaining EC2 services like launching instances, attaching volumes, configuring security group, monitoring.</text:span></text:p>
        </text:list-item>
        <text:list-item>
          <text:p text:style-name="P43"><text:span text:style-name="T42">Creating the AMI’s for the different types of Environments [like Development, Production and Testing].</text:span></text:p>
        </text:list-item>
        <text:list-item>
          <text:p text:style-name="P43"><text:span text:style-name="T42">Creating S3 buckets and managing policies for S3 buckets and Utilized S3 bucket and Glacier for storage and backup on AWS GUI and CLI.</text:span></text:p>
        </text:list-item>
        <text:list-item>
          <text:p text:style-name="P43"><text:span text:style-name="T42">Create and managing VPC, Subnet, Security groups and launching instances in it.</text:span></text:p>
        </text:list-item>
        <text:list-item>
          <text:p text:style-name="P43"><text:span text:style-name="T42">Generating the Artifacts by using the Build Tools like Maven. Creating, Building and Scheduling the Jobs through Jenkins.</text:span></text:p>
        </text:list-item>
        <text:list-item>
          <text:p text:style-name="P43"><text:span text:style-name="T42">Creating Ansible playbooks for infrastructure automation, application deployment automation and managing automation.</text:span></text:p>
        </text:list-item>
        <text:list-item>
          <text:p text:style-name="P43"><text:span text:style-name="T42">Attended various trainings on GIT, Ant, Maven, and Jenkins.</text:span></text:p>
        </text:list-item>
        <text:list-item>
          <text:p text:style-name="P43"><text:span text:style-name="T42">Setup/Managing Linux Servers on Amazon (EC2, EBS, ELB, Security Groups, and IAM).</text:span></text:p>
        </text:list-item>
        <text:list-item>
          <text:p text:style-name="P43"><text:span text:style-name="T42">Setup/Managing VPC, Subnets; make connection between different zones; blocking suspicious ip/subnet via NACL. </text:span></text:p>
        </text:list-item>
        <text:list-item>
          <text:p text:style-name="P43"><text:span text:style-name="T42">Snapshots of EC2 instance volumes and restore of servers from snapshots/AMIs Taking AMI of an instance and building a new instance from the AMI image.</text:span></text:p>
        </text:list-item>
        <text:list-item>
          <text:p text:style-name="P43"><text:span text:style-name="T42">Monitoring and configuring the Cloud watch metrics for the EC2 servers.</text:span></text:p>
        </text:list-item>
        <text:list-item>
          <text:p text:style-name="P43"><text:span text:style-name="T42">Worked exclusively on making applications more scalable and highly available system in AWS (load balancing) with full automation.</text:span></text:p>
        </text:list-item>
        <text:list-item>
          <text:p text:style-name="P43"><text:span text:style-name="T42">Responsible for creating and managing a collection of related AWS resources, provisioning and updating them in an orderly and predictable fashion.</text:span></text:p>
        </text:list-item>
        <text:list-item>
          <text:p text:style-name="P43"><text:span text:style-name="T42">Managing multiple users and their permissions with Identity and Access Management.</text:span></text:p>
        </text:list-item>
        <text:list-item>
          <text:p text:style-name="P43"><text:span text:style-name="T42">Configuring security groups based on client requirements to allow/deny the traffic based upon ports, protocols and IP addresses.</text:span></text:p>
        </text:list-item>
        <text:list-item>
          <text:p text:style-name="P43"><text:span text:style-name="T42">Managing and collection of logs through AWS Cloud Trail.</text:span></text:p>
        </text:list-item>
        <text:list-item>
          <text:p text:style-name="P43"><text:span text:style-name="T42">Focusing on the processes, techniques and tools that can help to save company’s expenditure on IT infrastructure after it is been moved to AWS cloud.</text:span></text:p>
        </text:list-item>
        <text:list-item>
          <text:p text:style-name="P43"><text:span text:style-name="T42">Designing and Deploying Highly scalable infrastructure using ELB and Auto Scaling services. Creating Public and private Subnets, Routing tables and Internet Gateway by using VPC.</text:span></text:p>
        </text:list-item>
        <text:list-item>
          <text:p text:style-name="P43"><text:span text:style-name="T42">Managing Amazon Web Services (AWS) infrastructure with automation and configuration management tools such as Ansible and Jenkins.</text:span></text:p>
        </text:list-item>
        <text:list-item>
          <text:p text:style-name="P44">designed and implemented ci/cd pipelines using azure devops, integrating git repositories, <text:soft-page-break/>build tools, and deployment automation.</text:p>
        </text:list-item>
        <text:list-item text:style-override="L9">
          <text:p text:style-name="P45">managed azure virtual machines (vms) by configuring networking, scaling, and security policies for high availability and performance.</text:p>
        </text:list-item>
        <text:list-item text:style-override="L9">
          <text:p text:style-name="P45">created and managed azure virtual networks (vnet), subnets, nsgs, and peering for secure communication between resources.</text:p>
        </text:list-item>
        <text:list-item text:style-override="L9">
          <text:p text:style-name="P45">deployed and maintained azure kubernetes service (aks) for containerized applications, ensuring efficient scaling and orchestration.</text:p>
        </text:list-item>
        <text:list-item text:style-override="L9">
          <text:p text:style-name="P45">implemented storage solutions using azure blob storage, azure files, and azure backup, optimizing data availability and security.</text:p>
        </text:list-item>
        <text:list-item text:style-override="L9">
          <text:p text:style-name="P45">configured azure monitor and log analytics for real-time monitoring, alerting, and log analysis to improve system reliability.</text:p>
        </text:list-item>
        <text:list-item text:style-override="L9">
          <text:p text:style-name="P46">managed user authentication and security policies using azure active directory (aad), implementing role-based access control (rbac).</text:p>
        </text:list-item>
      </text:list>
      <text:p text:style-name="P47" loext:marker-style-name="T9"><text:span text:style-name="T43"/></text:p>
      <text:p text:style-name="P48" loext:marker-style-name="T21"/>
      <text:p text:style-name="P49" loext:marker-style-name="T44"><text:span text:style-name="T44">QUALIFICATION:</text:span></text:p>
      <text:p text:style-name="P49" loext:marker-style-name="T44"><text:span text:style-name="T44"/></text:p>
      <text:p text:style-name="P50" loext:marker-style-name="T21"><text:s/><text:span text:style-name="T45"><text:s/></text:span><text:span text:style-name="T46">Highest qualification B.sc Degree at DNR College Bhimavaram ,AKNU <text:s/>2021</text:span></text:p>
      <text:p text:style-name="P49" loext:marker-style-name="T21"><text:span text:style-name="T47">PERTICUARS YEAR BOARD SCHOOL/COLLEGE MARKS</text:span></text:p>
      <text:p text:style-name="P49" loext:marker-style-name="T21"><text:span text:style-name="T20">HOBBIES:</text:span><text:span text:style-name="T20"/></text:p>
      <text:p text:style-name="P49"><text:span text:style-name="T48">Sports, </text:span><text:span text:style-name="T49">Listening music, L</text:span><text:span text:style-name="T48">earning new technologie</text:span><text:span text:style-name="T50">s.</text:span></text:p>
      <text:p text:style-name="P49"><text:span text:style-name="T26"/></text:p>
      <text:h text:style-name="P51" text:outline-level="3" text:is-list-header="true" loext:marker-style-name="T21"><text:span text:style-name="Strong_20_Emphasis">Declaration:</text:span></text:h>
      <text:p text:style-name="Text_20_body">I hereby declare that the information provided above is true and correct to the best of my knowledge and belief.</text:p>
      <text:p text:style-name="Text_20_body"/>
      <text:p text:style-name="P52" loext:marker-style-name="T21"><text:s text:c="3"/><text:span text:style-name="T51">Place : </text:span><text:span text:style-name="T52">Hyderabad</text:span><text:span text:style-name="T53">­</text:span></text:p>
      <text:p text:style-name="P52" loext:marker-style-name="T21"><text:span text:style-name="T54"><text:s text:c="3"/></text:span><text:span text:style-name="T51">Date</text:span><text:span text:style-name="T54"> : </text:span></text:p>
      <text:p text:style-name="P52" loext:marker-style-name="T21"><text:span text:style-name="T54"><text:s text:c="3"/></text:span><text:span text:style-name="T51">Name</text:span><text:span text:style-name="T54"> : </text:span><text:span text:style-name="T52">Sai V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iri" svg:font-family="Calibiri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" style:display-name="List 2" style:family="paragraph" style:parent-style-name="Standard" style:class="list">
      <style:text-properties fo:font-size="10pt" style:font-size-asian="10pt" style:font-size-complex="10pt"/>
    </style:style>
    <style:style style:name="Title" style:family="paragraph" style:parent-style-name="Standard" loext:linked-style-name="Title_20_Char" style:class="chapter">
      <style:paragraph-properties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List_20_Paragraph" style:display-name="List Paragraph" style:family="paragraph" style:parent-style-name="Standard" loext:linked-style-name="List_20_Paragraph_20_Char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margin-left="0.0165in" fo:margin-top="0in" fo:margin-bottom="0.0335in" style:contextual-spacing="false" fo:line-height="108%" fo:text-align="justify" style:justify-single-word="false" fo:hyphenation-ladder-count="no-limit" fo:hyphenation-keep="auto" loext:hyphenation-keep-type="column" fo:text-indent="-0.0071in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Heading_20_1" style:display-name="Heading 1" style:family="paragraph" style:next-style-name="Normal" style:default-outline-level="1" style:class="text">
      <style:paragraph-properties fo:margin-left="0.0071in" fo:margin-top="0in" fo:margin-bottom="0in" style:contextual-spacing="false" fo:keep-together="always" fo:hyphenation-ladder-count="no-limit" fo:hyphenation-keep="auto" loext:hyphenation-keep-type="column" fo:text-indent="-0.0071in" style:auto-text-indent="false" fo:keep-with-next="always">
        <style:tab-stops/>
      </style:paragraph-properties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swiss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_20_Paragraph_20_Char" style:display-name="List Paragraph Char" style:family="text" loext:linked-style-name="List_20_Paragraph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alibri" fo:font-family="Calibri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" fo:font-family="Calibri" style:font-pitch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047in" fo:margin-bottom="1.55in" fo:margin-left="0.9917in" fo:margin-right="0.8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ubhagat</meta:initial-creator>
    <meta:editing-cycles>24</meta:editing-cycles>
    <meta:creation-date>2019-01-23T05:46:00</meta:creation-date>
    <dc:date>2025-03-21T17:26:30.267063344</dc:date>
    <meta:editing-duration>PT1H9M14S</meta:editing-duration>
    <meta:generator>LibreOffice/24.8.5.2$Linux_X86_64 LibreOffice_project/27b361b745d0ea8f99bc93dfcb7a39098dfa5fff</meta:generator>
    <meta:document-statistic meta:table-count="0" meta:image-count="0" meta:object-count="0" meta:page-count="6" meta:paragraph-count="111" meta:word-count="1392" meta:character-count="9880" meta:non-whitespace-character-count="8556"/>
    <meta:user-defined meta:name="AppVersion">15.0000</meta:user-defined>
    <meta:user-defined meta:name="Company">Oracle Corporation</meta:user-defined>
    <meta:template xlink:type="simple" xlink:actuate="onRequest" xlink:title="Normal.dotm" xlink:href=""/>
  </office:meta>
</office:document-meta>
</file>